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0.06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OGGETTO</text:p>
          </table:table-cell>
          <table:table-cell office:value-type="string" calcext:value-type="string">
            <text:p>CHI LO MODELLA</text:p>
          </table:table-cell>
          <table:table-cell office:value-type="string" calcext:value-type="string">
            <text:p>Immagini di riferimento</text:p>
          </table:table-cell>
          <table:table-cell table:number-columns-repeated="2"/>
          <table:table-cell office:value-type="string" calcext:value-type="string">
            <text:p>PROGRESSI</text:p>
          </table:table-cell>
        </table:table-row>
        <table:table-row table:style-name="ro1">
          <table:table-cell office:value-type="string" calcext:value-type="string">
            <text:p>Bicchiere del tè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DSCF7140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ampada sala fumatori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808438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uro con pietra a vist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9301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iattin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Da IMG_20190406_1739329 a <text:s/>IMG_20190406_1740193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trata e porta d’intermezzo tra le sale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806311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die cubiche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1175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istema lampade a filo del soffitt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4462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ivanetti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6_1707233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stintore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SCF7156 o internet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uratura dell’edifici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Visita dal vivo</text:p>
          </table:table-cell>
          <table:table-cell table:number-columns-repeated="2"/>
          <table:table-cell office:value-type="string" calcext:value-type="string">
            <text:p>Iniziato</text:p>
          </table:table-cell>
        </table:table-row>
        <table:table-row table:style-name="ro1">
          <table:table-cell office:value-type="string" calcext:value-type="string">
            <text:p>Narghilé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DSCF7147 a DSCF7149; Da DSCF7159 a DSCF7169</text:p>
          </table:table-cell>
          <table:table-cell table:number-columns-repeated="2"/>
          <table:table-cell office:value-type="string" calcext:value-type="string">
            <text:p>Bozza</text:p>
          </table:table-cell>
        </table:table-row>
        <table:table-row table:style-name="ro1">
          <table:table-cell office:value-type="string" calcext:value-type="string">
            <text:p>Roba intrecciata sulla parete laterale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7_190452_518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appeto cammello all’entrata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6_1713064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avolino rotond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IMG_20190406_1741137 a IMG_20190406_1741409 + video</text:p>
          </table:table-cell>
          <table:table-cell table:number-columns-repeated="2"/>
          <table:table-cell office:value-type="string" calcext:value-type="string">
            <text:p>Sì</text:p>
          </table:table-cell>
        </table:table-row>
        <table:table-row table:style-name="ro1">
          <table:table-cell office:value-type="string" calcext:value-type="string">
            <text:p>Teiera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DSCF7142 a DSCF7145</text:p>
          </table:table-cell>
          <table:table-cell table:number-columns-repeated="2"/>
          <table:table-cell office:value-type="string" calcext:value-type="string">
            <text:p>Iniziato</text:p>
          </table:table-cell>
        </table:table-row>
        <table:table-row table:style-name="ro1">
          <table:table-cell office:value-type="string" calcext:value-type="string">
            <text:p>Porta-tovagliolini da bar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magini da internet oppure IMG_20190406_1701508-panorama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assa audio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G_20190406_1819397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uscini cilindrici dei divanett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Da IMG_20190406_1758079 a IMG_20190406_1758378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enu di carta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FOTO DA SCATTARE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osaic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Da IMG_20190406_1741137 a IMG_20190406_1741409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Quadri appes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Sparse tra le varie foto specialmente panoramiche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avolo rettangolare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G_20190406_1707359 ; IMG_20190406_1707233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E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15:25:30.632547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6.1.5.2$Linux_X86_64 LibreOffice_project/10$Build-2</meta:generator>
    <dc:date>2019-04-23T15:31:35.090525151</dc:date>
    <meta:editing-duration>PT1H35M36S</meta:editing-duration>
    <meta:editing-cycles>8</meta:editing-cycles>
    <meta:document-statistic meta:table-count="3" meta:cell-count="92" meta:object-count="0"/>
    <meta:user-defined meta:name="qrichtext">1</meta:user-defined>
  </office:meta>
</office:document-meta>
</file>